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3" style:family="table-column">
      <style:table-column-properties fo:break-before="auto" style:column-width="9.148cm"/>
    </style:style>
    <style:style style:name="co4" style:family="table-column">
      <style:table-column-properties fo:break-before="auto" style:column-width="15.106cm"/>
    </style:style>
    <style:style style:name="co5" style:family="table-column">
      <style:table-column-properties fo:break-before="auto" style:column-width="4.023cm"/>
    </style:style>
    <style:style style:name="co6" style:family="table-column">
      <style:table-column-properties fo:break-before="auto" style:column-width="4.925cm"/>
    </style:style>
    <style:style style:name="co7" style:family="table-column">
      <style:table-column-properties fo:break-before="auto" style:column-width="3.44cm"/>
    </style:style>
    <style:style style:name="co8" style:family="table-column">
      <style:table-column-properties fo:break-before="auto" style:column-width="3.043cm"/>
    </style:style>
    <style:style style:name="co9" style:family="table-column">
      <style:table-column-properties fo:break-before="auto" style:column-width="3.276cm"/>
    </style:style>
    <style:style style:name="co10" style:family="table-column">
      <style:table-column-properties fo:break-before="auto" style:column-width="2.037cm"/>
    </style:style>
    <style:style style:name="co11" style:family="table-column">
      <style:table-column-properties fo:break-before="auto" style:column-width="3.782cm"/>
    </style:style>
    <style:style style:name="co12" style:family="table-column">
      <style:table-column-properties fo:break-before="auto" style:column-width="1.64cm"/>
    </style:style>
    <style:style style:name="co13" style:family="table-column">
      <style:table-column-properties fo:break-before="auto" style:column-width="1.773cm"/>
    </style:style>
    <style:style style:name="co14" style:family="table-column">
      <style:table-column-properties fo:break-before="auto" style:column-width="2.258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3" style:family="table-row">
      <style:table-row-properties style:row-height="1.397cm" fo:break-before="auto" style:use-optimal-row-height="false"/>
    </style:style>
    <style:style style:name="ro4" style:family="table-row">
      <style:table-row-properties style:row-height="1.136cm" fo:break-before="auto" style:use-optimal-row-height="false"/>
    </style:style>
    <style:style style:name="ro5" style:family="table-row">
      <style:table-row-properties style:row-height="1.072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10" style:family="table-row">
      <style:table-row-properties style:row-height="1.041cm" fo:break-before="auto" style:use-optimal-row-height="false"/>
    </style:style>
    <style:style style:name="ro11" style:family="table-row">
      <style:table-row-properties style:row-height="1.533cm" fo:break-before="auto" style:use-optimal-row-height="false"/>
    </style:style>
    <style:style style:name="ro12" style:family="table-row">
      <style:table-row-properties style:row-height="1.508cm" fo:break-before="auto" style:use-optimal-row-height="false"/>
    </style:style>
    <style:style style:name="ro13" style:family="table-row">
      <style:table-row-properties style:row-height="1.614cm" fo:break-before="auto" style:use-optimal-row-height="false"/>
    </style:style>
    <style:style style:name="ro14" style:family="table-row">
      <style:table-row-properties style:row-height="2.408cm" fo:break-before="auto" style:use-optimal-row-height="false"/>
    </style:style>
    <style:style style:name="ro15" style:family="table-row">
      <style:table-row-properties style:row-height="1.429cm" fo:break-before="auto" style:use-optimal-row-height="false"/>
    </style:style>
    <style:style style:name="ro16" style:family="table-row">
      <style:table-row-properties style:row-height="1.879cm" fo:break-before="auto" style:use-optimal-row-height="false"/>
    </style:style>
    <style:style style:name="ro17" style:family="table-row">
      <style:table-row-properties style:row-height="2.355cm" fo:break-before="auto" style:use-optimal-row-height="false"/>
    </style:style>
    <style:style style:name="ro18" style:family="table-row">
      <style:table-row-properties style:row-height="2.037cm" fo:break-before="auto" style:use-optimal-row-height="false"/>
    </style:style>
    <style:style style:name="ro19" style:family="table-row">
      <style:table-row-properties style:row-height="2.111cm" fo:break-before="auto" style:use-optimal-row-height="false"/>
    </style:style>
    <style:style style:name="ro20" style:family="table-row">
      <style:table-row-properties style:row-height="1.455cm" fo:break-before="auto" style:use-optimal-row-height="false"/>
    </style:style>
    <style:style style:name="ro21" style:family="table-row">
      <style:table-row-properties style:row-height="1.588cm" fo:break-before="auto" style:use-optimal-row-height="false"/>
    </style:style>
    <style:style style:name="ro22" style:family="table-row">
      <style:table-row-properties style:row-height="0.45cm" fo:break-before="auto" style:use-optimal-row-height="true"/>
    </style:style>
    <style:style style:name="ro23" style:family="table-row">
      <style:table-row-properties style:row-height="0.452cm" fo:break-before="auto" style:use-optimal-row-height="tru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2"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7" style:family="table-cell" style:parent-style-name="Default">
      <style:table-cell-properties style:text-align-source="fix" style:repeat-content="false" fo:border="0.74pt solid #000000" style:vertical-align="middle"/>
      <style:paragraph-properties fo:text-align="center" fo:margin-left="0cm"/>
    </style:style>
    <style:style style:name="ce8" style:family="table-cell" style:parent-style-name="Default">
      <style:table-cell-properties fo:border="0.74pt solid #000000"/>
    </style:style>
    <style:style style:name="ce5" style:family="table-cell" style:parent-style-name="Default">
      <style:table-cell-properties fo:border="0.74pt solid #000000"/>
    </style:style>
    <style:style style:name="ce12"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3"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16" style:family="table-cell" style:parent-style-name="Default" style:data-style-name="N50"/>
    <style:style style:name="ce19"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79"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8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83"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84" style:family="table-cell" style:parent-style-name="Default" style:data-style-name="N37">
      <style:table-cell-properties style:text-align-source="fix" style:repeat-content="false"/>
      <style:paragraph-properties fo:text-align="center" fo:margin-left="0cm"/>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97"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45"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99"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00"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101"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2"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03"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104"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92"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93" style:family="table-cell" style:parent-style-name="Default">
      <style:table-cell-properties style:text-align-source="fix" style:repeat-content="false"/>
      <style:paragraph-properties fo:text-align="center" fo:margin-left="0cm"/>
    </style:style>
    <style:style style:name="ce4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4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1"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54"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5"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56"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58"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59"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60" style:family="table-cell" style:parent-style-name="Default">
      <style:table-cell-properties style:text-align-source="fix" style:repeat-content="false" style:vertical-align="top"/>
      <style:paragraph-properties fo:text-align="center" fo:margin-left="0cm"/>
    </style:style>
    <style:style style:name="ce61" style:family="table-cell" style:parent-style-name="Default">
      <style:table-cell-properties fo:border-bottom="0.74pt solid #000000" fo:background-color="transparent" fo:border-left="none"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62" style:family="table-cell" style:parent-style-name="Default">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109" style:family="table-cell" style:parent-style-name="Default">
      <style:table-cell-properties style:text-align-source="fix" style:repeat-content="false" fo:background-color="transparent" fo:wrap-option="wrap"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0"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1"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2" style:family="table-cell" style:parent-style-name="Default" style:data-style-name="N61">
      <style:table-cell-properties style:text-align-source="fix" style:repeat-content="false" fo:background-color="transparent"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3" style:family="table-cell" style:parent-style-name="Default" style:data-style-name="N61">
      <style:table-cell-properties style:text-align-source="fix" style:repeat-content="false" fo:background-color="transparent" fo:wrap-option="wrap" fo:border="0.74pt solid #000000"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4" style:family="table-cell" style:parent-style-name="Default">
      <style:table-cell-properties style:text-align-source="fix" style:repeat-content="false" fo:background-color="transparent" fo:border="0.74pt solid #000000" style:vertical-align="middle"/>
      <style:paragraph-properties fo:text-align="end" fo:margin-left="0cm" style:writing-mode="page"/>
      <style:text-properties fo:font-style="normal" fo:font-weight="normal"/>
    </style:style>
    <style:style style:name="ce66"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6" style:family="table-cell" style:parent-style-name="Default">
      <style:table-cell-properties fo:background-color="transparent" fo:border="none" style:vertical-align="middle"/>
      <style:paragraph-properties style:writing-mode="page"/>
      <style:text-properties fo:font-style="normal" fo:font-weight="normal"/>
    </style:style>
    <style:style style:name="ce73" style:family="table-cell" style:parent-style-name="Default">
      <style:table-cell-properties fo:border-bottom="0.74pt solid #000000" fo:background-color="transparent" fo:border-left="none"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19" style:family="table-cell" style:parent-style-name="Default" style:data-style-name="N61">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85"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2"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52"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1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11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11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118" style:family="table-cell" style:parent-style-name="Default">
      <style:table-cell-properties style:text-align-source="fix" style:repeat-content="false"/>
      <style:paragraph-properties fo:text-align="end" fo:margin-left="0cm"/>
    </style:style>
    <style:style style:name="ce9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75"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8"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72"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14"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9"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106"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7"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T1" style:family="text">
      <style:text-properties fo:color="#000000" fo:font-size="12pt" fo:font-weight="bold" style:text-underline-style="none" style:text-underline-color="font-color" fo:font-style="normal"/>
    </style:style>
    <style:style style:name="T2" style:family="text">
      <style:text-properties fo:color="#000000" fo:font-size="13pt" fo:font-weight="bold" style:text-underline-style="none" style:text-underline-color="font-color" fo:font-style="normal"/>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iberation Sans1" style:font-name-asian="Liberation Sans1" fo:color="#000000" style:language-asian="zh" style:country-asian="CN" fo:language="de" fo:country="DE" style:text-line-through-mode="continuous" fo:text-shadow="none" style:text-outline="false" fo:font-style="normal" style:text-line-through-type="none" style:text-underline-style="none" style:text-underline-color="font-color" fo:font-weight="normal" fo:font-size="10pt" style:font-name="Liberation Sans1"/>
    </style:style>
    <style:style style:name="T4" style:family="text">
      <style:text-properties fo:font-weight="bold" style:font-weight-asian="bold" style:font-weight-complex="bold"/>
    </style:style>
    <style:style style:name="T5" style:family="text">
      <style:text-properties fo:font-size="10pt" fo:font-weight="bold" style:text-underline-style="none" style:text-underline-color="font-color"/>
    </style:style>
    <style:style style:name="T6" style:family="text">
      <style:text-properties fo:color="#000000" fo:font-size="10pt" fo:font-weight="bold" style:text-underline-style="none" style:text-underline-color="font-color" fo:font-style="normal"/>
    </style:style>
  </office:automatic-styles>
  <office:body>
    <office:spreadsheet>
      <table:table table:name="Sheet1" table:style-name="ta1">
        <table:table-column table:style-name="co1" table:default-cell-style-name="ce16"/>
        <table:table-column table:style-name="co2" table:default-cell-style-name="ce84"/>
        <table:table-column table:style-name="co3" table:default-cell-style-name="ce93"/>
        <table:table-column table:style-name="co4" table:default-cell-style-name="ce60"/>
        <table:table-column table:style-name="co5" table:default-cell-style-name="Default"/>
        <table:table-column table:style-name="co6" table:default-cell-style-name="Default"/>
        <table:table-column table:style-name="co7" table:default-cell-style-name="ce118"/>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column table:style-name="co13" table:default-cell-style-name="Default"/>
        <table:table-row table:style-name="ro1">
          <table:table-cell table:style-name="ce2"/>
          <table:table-cell table:style-name="ce19"/>
          <table:table-cell table:style-name="ce30" office:value-type="string" calcext:value-type="string" table:number-columns-spanned="3" table:number-rows-spanned="1">
            <text:p>Website2Book – The Pros</text:p>
          </table:table-cell>
          <table:covered-table-cell table:style-name="ce47"/>
          <table:covered-table-cell table:style-name="ce61"/>
          <table:table-cell table:style-name="ce73"/>
          <table:table-cell table:style-name="ce57"/>
          <table:table-cell table:style-name="ce94" office:value-type="string" calcext:value-type="string" table:number-columns-spanned="2" table:number-rows-spanned="1">
            <text:p>Stunden als Dezimalzahl</text:p>
          </table:table-cell>
          <table:covered-table-cell table:style-name="ce85"/>
          <table:table-cell table:number-columns-repeated="2"/>
          <table:table-cell table:style-name="ce85"/>
          <table:table-cell table:style-name="ce14"/>
          <table:table-cell table:style-name="ce94" office:value-type="string" calcext:value-type="string" table:number-columns-spanned="3" table:number-rows-spanned="1">
            <text:p>Stunden-Summen</text:p>
          </table:table-cell>
          <table:covered-table-cell table:number-columns-repeated="2" table:style-name="ce96"/>
          <table:table-cell table:style-name="ce106"/>
          <table:table-cell table:style-name="ce6" table:number-columns-repeated="5"/>
          <table:table-cell table:style-name="ce17" table:number-columns-repeated="20"/>
          <table:table-cell table:style-name="ce6" table:number-columns-repeated="982"/>
        </table:table-row>
        <table:table-row table:style-name="ro2">
          <table:table-cell table:style-name="ce3" office:value-type="string" calcext:value-type="string">
            <text:p>Sprint</text:p>
          </table:table-cell>
          <table:table-cell table:style-name="ce78" office:value-type="string" calcext:value-type="string">
            <text:p><text:span text:style-name="T1">Datum</text:span></text:p>
          </table:table-cell>
          <table:table-cell table:style-name="ce97" office:value-type="string" calcext:value-type="string">
            <text:p><text:span text:style-name="T2">Titel</text:span></text:p>
          </table:table-cell>
          <table:table-cell table:style-name="ce97" office:value-type="string" calcext:value-type="string">
            <text:p><text:span text:style-name="T2">Beschreibung</text:span></text:p>
          </table:table-cell>
          <table:table-cell table:style-name="ce62" office:value-type="string" calcext:value-type="string">
            <text:p><text:span text:style-name="T2">Wer</text:span></text:p>
          </table:table-cell>
          <table:table-cell table:style-name="ce97" office:value-type="string" calcext:value-type="string">
            <text:p><text:span text:style-name="T2">In Stunden</text:span></text:p>
          </table:table-cell>
          <table:table-cell table:style-name="ce85"/>
          <table:table-cell table:style-name="ce97" office:value-type="string" calcext:value-type="string">
            <text:p><text:span text:style-name="T2">Luca</text:span></text:p>
          </table:table-cell>
          <table:table-cell table:style-name="ce97" office:value-type="string" calcext:value-type="string">
            <text:p><text:span text:style-name="T2">Max</text:span></text:p>
          </table:table-cell>
          <table:table-cell table:number-columns-repeated="3"/>
          <table:table-cell table:style-name="ce9"/>
          <table:table-cell table:style-name="ce23" office:value-type="string" calcext:value-type="string">
            <text:p><text:span text:style-name="T5">Luca</text:span></text:p>
          </table:table-cell>
          <table:table-cell table:style-name="ce24" office:value-type="string" calcext:value-type="string">
            <text:p><text:span text:style-name="T6">Max</text:span></text:p>
          </table:table-cell>
          <table:table-cell table:style-name="ce24" office:value-type="string" calcext:value-type="string">
            <text:p><text:span text:style-name="T6">Gesamt</text:span></text:p>
          </table:table-cell>
          <table:table-cell/>
          <table:table-cell table:style-name="ce6" table:number-columns-repeated="5"/>
          <table:table-cell table:style-name="ce17" table:number-columns-repeated="20"/>
          <table:table-cell table:style-name="ce6" table:number-columns-repeated="982"/>
        </table:table-row>
        <table:table-row table:style-name="ro3">
          <table:table-cell table:style-name="ce7" office:value-type="float" office:value="0" calcext:value-type="float">
            <text:p>0</text:p>
          </table:table-cell>
          <table:table-cell table:style-name="ce79" office:value-type="date" office:date-value="2024-02-07" calcext:value-type="date">
            <text:p>07.02.24</text:p>
          </table:table-cell>
          <table:table-cell table:style-name="ce45" office:value-type="string" calcext:value-type="string">
            <text:p>Request Bug Fix #1</text:p>
          </table:table-cell>
          <table:table-cell table:style-name="ce48"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109" office:value-type="string" calcext:value-type="string">
            <text:p>luca</text:p>
          </table:table-cell>
          <table:table-cell table:style-name="ce119" office:value-type="time" office:time-value="PT02H45M00S" calcext:value-type="time">
            <text:p>02:45:00</text:p>
          </table:table-cell>
          <table:table-cell table:style-name="ce85"/>
          <table:table-cell table:style-name="ce126" table:formula="of:=(IF(OR(ISNUMBER(SEARCH(&quot;Team&quot;; [.E3]));ISNUMBER(SEARCH(&quot;Luca&quot;; [.E3]))); [.F3]; 0)) * 24" office:value-type="float" office:value="2.75" calcext:value-type="float">
            <text:p>2,75</text:p>
          </table:table-cell>
          <table:table-cell table:style-name="ce126" table:formula="of:=(IF(OR(ISNUMBER(SEARCH(&quot;Team&quot;; [.E3]));ISNUMBER(SEARCH(&quot;Max&quot;; [.E3]))); [.F3]; 0)) * 24" office:value-type="float" office:value="0" calcext:value-type="float">
            <text:p>0,00</text:p>
          </table:table-cell>
          <table:table-cell table:number-columns-repeated="3"/>
          <table:table-cell table:style-name="ce32"/>
          <table:table-cell table:style-name="ce33" table:formula="of:=SUM([.H3:.H99])" office:value-type="float" office:value="38.25" calcext:value-type="float">
            <text:p>38,25</text:p>
          </table:table-cell>
          <table:table-cell table:style-name="ce33" table:formula="of:=SUM([.I3:.I155])" office:value-type="float" office:value="22.5" calcext:value-type="float">
            <text:p>22,50</text:p>
          </table:table-cell>
          <table:table-cell table:style-name="ce33" table:formula="of:=SUM([.F3:.F78])*24" office:value-type="float" office:value="38.25" calcext:value-type="float">
            <text:p>38,25</text:p>
          </table:table-cell>
          <table:table-cell/>
          <table:table-cell table:style-name="ce6" table:number-columns-repeated="5"/>
          <table:table-cell table:style-name="ce17" table:number-columns-repeated="20"/>
          <table:table-cell table:style-name="ce6" table:number-columns-repeated="982"/>
        </table:table-row>
        <table:table-row table:style-name="ro4">
          <table:table-cell table:style-name="ce7" office:value-type="float" office:value="0" calcext:value-type="float">
            <text:p>0</text:p>
          </table:table-cell>
          <table:table-cell table:style-name="ce79" office:value-type="date" office:date-value="2024-02-08" calcext:value-type="date">
            <text:p>08.02.24</text:p>
          </table:table-cell>
          <table:table-cell table:style-name="ce45" office:value-type="string" calcext:value-type="string">
            <text:p>Request Bug Fix #2</text:p>
          </table:table-cell>
          <table:table-cell table:style-name="ce48" office:value-type="string" calcext:value-type="string">
            <text:p>Bug bei Lösung für falscher Kodierung aufgetreten(immer noch „novelbin.me“). Habe aber den Bug fixen können.</text:p>
          </table:table-cell>
          <table:table-cell table:style-name="ce109" office:value-type="string" calcext:value-type="string">
            <text:p>luca</text:p>
          </table:table-cell>
          <table:table-cell table:style-name="ce119" office:value-type="time" office:time-value="PT01H30M00S" calcext:value-type="time">
            <text:p>01:30:00</text:p>
          </table:table-cell>
          <table:table-cell table:style-name="ce32"/>
          <table:table-cell table:style-name="ce126" table:formula="of:=(IF(OR(ISNUMBER(SEARCH(&quot;Team&quot;; [.E4]));ISNUMBER(SEARCH(&quot;Luca&quot;; [.E4]))); [.F4]; 0)) * 24" office:value-type="float" office:value="1.5" calcext:value-type="float">
            <text:p>1,50</text:p>
          </table:table-cell>
          <table:table-cell table:style-name="ce126" table:formula="of:=(IF(OR(ISNUMBER(SEARCH(&quot;Team&quot;; [.E4]));ISNUMBER(SEARCH(&quot;Max&quot;; [.E4]))); [.F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5">
          <table:table-cell table:style-name="ce7" office:value-type="float" office:value="0" calcext:value-type="float">
            <text:p>0</text:p>
          </table:table-cell>
          <table:table-cell table:style-name="ce79" office:value-type="date" office:date-value="2024-02-09" calcext:value-type="date">
            <text:p>09.02.24</text:p>
          </table:table-cell>
          <table:table-cell table:style-name="ce45" office:value-type="string" calcext:value-type="string">
            <text:p>Pflichtenheft angefangen</text:p>
          </table:table-cell>
          <table:table-cell table:style-name="ce48" office:value-type="string" calcext:value-type="string">
            <text:p>Wir haben Muss- und Kann-Kriterien im Pflchtenfheft definiert. Pflichtenheft angefangen &amp; Deckblatt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E5]));ISNUMBER(SEARCH(&quot;Luca&quot;; [.E5]))); [.F5]; 0)) * 24" office:value-type="float" office:value="2" calcext:value-type="float">
            <text:p>2,00</text:p>
          </table:table-cell>
          <table:table-cell table:style-name="ce126" table:formula="of:=(IF(OR(ISNUMBER(SEARCH(&quot;Team&quot;; [.E5]));ISNUMBER(SEARCH(&quot;Max&quot;; [.E5]))); [.F5];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6">
          <table:table-cell table:style-name="ce7" office:value-type="float" office:value="0" calcext:value-type="float">
            <text:p>0</text:p>
          </table:table-cell>
          <table:table-cell table:style-name="ce79" office:value-type="date" office:date-value="2024-02-13" calcext:value-type="date">
            <text:p>13.02.24</text:p>
          </table:table-cell>
          <table:table-cell table:style-name="ce45" office:value-type="string" calcext:value-type="string">
            <text:p>Lastenheftüberarbeitung der Musskriterien &amp; Plannung</text:p>
          </table:table-cell>
          <table:table-cell table:style-name="ce48"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109" office:value-type="string" calcext:value-type="string">
            <text:p>Team</text:p>
          </table:table-cell>
          <table:table-cell table:style-name="ce119" office:value-type="time" office:time-value="PT01H30M00S" calcext:value-type="time">
            <text:p>01:30:00</text:p>
          </table:table-cell>
          <table:table-cell table:style-name="ce32"/>
          <table:table-cell table:style-name="ce126" table:formula="of:=(IF(OR(ISNUMBER(SEARCH(&quot;Team&quot;; [.E6]));ISNUMBER(SEARCH(&quot;Luca&quot;; [.E6]))); [.F6]; 0)) * 24" office:value-type="float" office:value="1.5" calcext:value-type="float">
            <text:p>1,50</text:p>
          </table:table-cell>
          <table:table-cell table:style-name="ce126" table:formula="of:=(IF(OR(ISNUMBER(SEARCH(&quot;Team&quot;; [.E6]));ISNUMBER(SEARCH(&quot;Max&quot;; [.E6]))); [.F6]; 0)) * 24" office:value-type="float" office:value="1.5" calcext:value-type="float">
            <text:p>1,5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15" calcext:value-type="date">
            <text:p>15.02.24</text:p>
          </table:table-cell>
          <table:table-cell table:style-name="ce99" office:value-type="string" calcext:value-type="string">
            <text:p>Bewertungskriterien erstellt #1</text:p>
          </table:table-cell>
          <table:table-cell table:style-name="ce48" office:value-type="string" calcext:value-type="string">
            <text:p>Docs der Bewertungskriterien angelegt</text:p>
          </table:table-cell>
          <table:table-cell table:style-name="ce110" office:value-type="string" calcext:value-type="string">
            <text:p>luca</text:p>
          </table:table-cell>
          <table:table-cell table:style-name="ce119" office:value-type="time" office:time-value="PT00H30M00S" calcext:value-type="time">
            <text:p>00:30:00</text:p>
          </table:table-cell>
          <table:table-cell table:style-name="ce32"/>
          <table:table-cell table:style-name="ce126" table:formula="of:=(IF(OR(ISNUMBER(SEARCH(&quot;Team&quot;; [.E7]));ISNUMBER(SEARCH(&quot;Luca&quot;; [.E7]))); [.F7]; 0)) * 24" office:value-type="float" office:value="0.5" calcext:value-type="float">
            <text:p>0,50</text:p>
          </table:table-cell>
          <table:table-cell table:style-name="ce126" table:formula="of:=(IF(OR(ISNUMBER(SEARCH(&quot;Team&quot;; [.E7]));ISNUMBER(SEARCH(&quot;Max&quot;; [.E7]))); [.F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15" calcext:value-type="date">
            <text:p>15.02.24</text:p>
          </table:table-cell>
          <table:table-cell table:style-name="ce45" office:value-type="string" calcext:value-type="string">
            <text:p>Pflichtenheft überarbeitet &amp; erweitert #1</text:p>
          </table:table-cell>
          <table:table-cell table:style-name="ce48" office:value-type="string" calcext:value-type="string">
            <text:p>Pflichtenheft überarbeitet(Einleitung, Muss- &amp; Kann-Kriterien) <text:s/>und daran weitergearbeitet. Dafür dann Anwendungsfalldiagramme erstellt.</text:p>
          </table:table-cell>
          <table:table-cell table:style-name="ce109" office:value-type="string" calcext:value-type="string">
            <text:p>luca</text:p>
          </table:table-cell>
          <table:table-cell table:style-name="ce119" office:value-type="time" office:time-value="PT03H30M00S" calcext:value-type="time">
            <text:p>03:30:00</text:p>
          </table:table-cell>
          <table:table-cell table:style-name="ce32"/>
          <table:table-cell table:style-name="ce126" table:formula="of:=(IF(OR(ISNUMBER(SEARCH(&quot;Team&quot;; [.E8]));ISNUMBER(SEARCH(&quot;Luca&quot;; [.E8]))); [.F8]; 0)) * 24" office:value-type="float" office:value="3.5" calcext:value-type="float">
            <text:p>3,50</text:p>
          </table:table-cell>
          <table:table-cell table:style-name="ce126" table:formula="of:=(IF(OR(ISNUMBER(SEARCH(&quot;Team&quot;; [.E8]));ISNUMBER(SEARCH(&quot;Max&quot;; [.E8]))); [.F8]; 0)) * 24" office:value-type="float" office:value="0" calcext:value-type="float">
            <text:p>0,00</text:p>
          </table:table-cell>
          <table:table-cell table:number-columns-repeated="3"/>
          <table:table-cell table:style-name="ce32" table:number-columns-repeated="4"/>
          <table:table-cell table:style-name="ce106"/>
          <table:table-cell table:style-name="ce17"/>
          <table:table-cell table:style-name="ce38"/>
          <table:table-cell table:style-name="ce17" table:number-columns-repeated="20"/>
          <table:table-cell table:style-name="ce6" table:number-columns-repeated="985"/>
        </table:table-row>
        <table:table-row table:style-name="ro2">
          <table:table-cell table:style-name="ce7" office:value-type="float" office:value="0" calcext:value-type="float">
            <text:p>0</text:p>
          </table:table-cell>
          <table:table-cell table:style-name="ce79" office:value-type="date" office:date-value="2024-02-15" calcext:value-type="date">
            <text:p>15.02.24</text:p>
          </table:table-cell>
          <table:table-cell table:style-name="ce45" office:value-type="string" calcext:value-type="string">
            <text:p>Pflichtenheft überarbeitet &amp; erweitert #2</text:p>
          </table:table-cell>
          <table:table-cell table:style-name="ce48" office:value-type="string" calcext:value-type="string">
            <text:p><text:span text:style-name="T3">Ergebnisse zum Pflichtenheft Max präsentiert und überprüft. </text:span>Plichtenheft überarbeitet. Anwendungsfall diagramme fertiggestellt. Anwendungsfälle dazu geschrieben.</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E9]));ISNUMBER(SEARCH(&quot;Luca&quot;; [.E9]))); [.F9]; 0)) * 24" office:value-type="float" office:value="2" calcext:value-type="float">
            <text:p>2,00</text:p>
          </table:table-cell>
          <table:table-cell table:style-name="ce126" table:formula="of:=(IF(OR(ISNUMBER(SEARCH(&quot;Team&quot;; [.E9]));ISNUMBER(SEARCH(&quot;Max&quot;; [.E9]))); [.F9];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18" calcext:value-type="date">
            <text:p>18.02.24</text:p>
          </table:table-cell>
          <table:table-cell table:style-name="ce99" office:value-type="string" calcext:value-type="string">
            <text:p>Pflichtenheft überarbeitet #3</text:p>
          </table:table-cell>
          <table:table-cell table:style-name="ce48" office:value-type="string" calcext:value-type="string">
            <text:p>Pflichtenheft überarbeitet.</text:p>
          </table:table-cell>
          <table:table-cell table:style-name="ce110" office:value-type="string" calcext:value-type="string">
            <text:p>luca</text:p>
          </table:table-cell>
          <table:table-cell table:style-name="ce119" office:value-type="time" office:time-value="PT02H30M00S" calcext:value-type="time">
            <text:p>02:30:00</text:p>
          </table:table-cell>
          <table:table-cell table:style-name="ce32"/>
          <table:table-cell table:style-name="ce126" table:formula="of:=(IF(OR(ISNUMBER(SEARCH(&quot;Team&quot;; [.E10]));ISNUMBER(SEARCH(&quot;Luca&quot;; [.E10]))); [.F10]; 0)) * 24" office:value-type="float" office:value="2.5" calcext:value-type="float">
            <text:p>2,50</text:p>
          </table:table-cell>
          <table:table-cell table:style-name="ce126" table:formula="of:=(IF(OR(ISNUMBER(SEARCH(&quot;Team&quot;; [.E10]));ISNUMBER(SEARCH(&quot;Max&quot;; [.E10]))); [.F1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7">
          <table:table-cell table:style-name="ce7" office:value-type="float" office:value="0" calcext:value-type="float">
            <text:p>0</text:p>
          </table:table-cell>
          <table:table-cell table:style-name="ce79" office:value-type="date" office:date-value="2024-02-18" calcext:value-type="date">
            <text:p>18.02.24</text:p>
          </table:table-cell>
          <table:table-cell table:style-name="ce45" office:value-type="string" calcext:value-type="string">
            <text:p>Requirements installiert #1</text:p>
          </table:table-cell>
          <table:table-cell table:style-name="ce48"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E11]));ISNUMBER(SEARCH(&quot;Luca&quot;; [.E11]))); [.F11]; 0)) * 24" office:value-type="float" office:value="2" calcext:value-type="float">
            <text:p>2,00</text:p>
          </table:table-cell>
          <table:table-cell table:style-name="ce126" table:formula="of:=(IF(OR(ISNUMBER(SEARCH(&quot;Team&quot;; [.E11]));ISNUMBER(SEARCH(&quot;Max&quot;; [.E11]))); [.F11];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8">
          <table:table-cell table:style-name="ce7" office:value-type="float" office:value="0" calcext:value-type="float">
            <text:p>0</text:p>
          </table:table-cell>
          <table:table-cell table:style-name="ce80" office:value-type="date" office:date-value="2024-02-18" calcext:value-type="date">
            <text:p>18.02.24</text:p>
          </table:table-cell>
          <table:table-cell table:style-name="ce45" office:value-type="string" calcext:value-type="string">
            <text:p>Scrum lernen #1</text:p>
            <text:p>Übertragung der Dokumente in Libreoffice</text:p>
          </table:table-cell>
          <table:table-cell table:style-name="ce48" office:value-type="string" calcext:value-type="string">
            <text:p><text:span text:style-name="T4">Luca</text:span> Plichtenheft und Lastenheft in LibreOffice überarbeitet, Dokumente im Git-Repo commited. 3,5 Stunden Scrum gelernt und Draw.io Übersicht erstellt.</text:p>
            <text:p><text:span text:style-name="T4">Max</text:span> 17 Seiten Scrum gelesen, 2 Videos geschaut, an Draw.io mitgearbeitet. Arbeitszeit von 18:00 bis Mitternacht.</text:p>
          </table:table-cell>
          <table:table-cell table:style-name="ce109" office:value-type="string" calcext:value-type="string">
            <text:p>Team</text:p>
          </table:table-cell>
          <table:table-cell table:style-name="ce119" office:value-type="time" office:time-value="PT06H00M00S" calcext:value-type="time">
            <text:p>06:00:00</text:p>
          </table:table-cell>
          <table:table-cell table:style-name="ce32"/>
          <table:table-cell table:style-name="ce126" table:formula="of:=(IF(OR(ISNUMBER(SEARCH(&quot;Team&quot;; [.E12]));ISNUMBER(SEARCH(&quot;Luca&quot;; [.E12]))); [.F12]; 0)) * 24" office:value-type="float" office:value="6" calcext:value-type="float">
            <text:p>6,00</text:p>
          </table:table-cell>
          <table:table-cell table:style-name="ce126" table:formula="of:=(IF(OR(ISNUMBER(SEARCH(&quot;Team&quot;; [.E12]));ISNUMBER(SEARCH(&quot;Max&quot;; [.E12]))); [.F12]; 0)) * 24" office:value-type="float" office:value="6" calcext:value-type="float">
            <text:p>6,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19" calcext:value-type="date">
            <text:p>19.02.24</text:p>
          </table:table-cell>
          <table:table-cell table:style-name="ce99" office:value-type="string" calcext:value-type="string">
            <text:p>Scrum lernen #2</text:p>
          </table:table-cell>
          <table:table-cell table:style-name="ce48" office:value-type="string" calcext:value-type="string">
            <text:p>Wir haben Scrum weiter gelernt und dabei eine Übersicht zu Scrum erstellt. Mit dem neuen Wissen sind wir nahe einer Erstellung von Bewertungskriterien.</text:p>
          </table:table-cell>
          <table:table-cell table:style-name="ce110" office:value-type="string" calcext:value-type="string">
            <text:p>Team</text:p>
          </table:table-cell>
          <table:table-cell table:style-name="ce119" office:value-type="time" office:time-value="PT05H00M00S" calcext:value-type="time">
            <text:p>05:00:00</text:p>
          </table:table-cell>
          <table:table-cell table:style-name="ce32"/>
          <table:table-cell table:style-name="ce126" table:formula="of:=(IF(OR(ISNUMBER(SEARCH(&quot;Team&quot;; [.E13]));ISNUMBER(SEARCH(&quot;Luca&quot;; [.E13]))); [.F13]; 0)) * 24" office:value-type="float" office:value="5" calcext:value-type="float">
            <text:p>5,00</text:p>
          </table:table-cell>
          <table:table-cell table:style-name="ce126" table:formula="of:=(IF(OR(ISNUMBER(SEARCH(&quot;Team&quot;; [.E13]));ISNUMBER(SEARCH(&quot;Max&quot;; [.E13]))); [.F13]; 0)) * 24" office:value-type="float" office:value="5" calcext:value-type="float">
            <text:p>5,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80" office:value-type="date" office:date-value="2024-02-20" calcext:value-type="date">
            <text:p>20.02.24</text:p>
          </table:table-cell>
          <table:table-cell table:style-name="ce45" office:value-type="string" calcext:value-type="string">
            <text:p>Bewertungsanforderungen</text:p>
          </table:table-cell>
          <table:table-cell table:style-name="ce49" office:value-type="string" calcext:value-type="string">
            <text:p>Bewertungsanforderungen zwei mal neu geschrieben. Meetings dazu mit außenstehenden(Kow, Roman, Maurice, co.)</text:p>
          </table:table-cell>
          <table:table-cell table:style-name="ce109" office:value-type="string" calcext:value-type="string">
            <text:p>luca</text:p>
          </table:table-cell>
          <table:table-cell table:style-name="ce119" office:value-type="time" office:time-value="PT05H00M00S" calcext:value-type="time">
            <text:p>05:00:00</text:p>
          </table:table-cell>
          <table:table-cell table:style-name="ce32"/>
          <table:table-cell table:style-name="ce126" table:formula="of:=(IF(OR(ISNUMBER(SEARCH(&quot;Team&quot;; [.E14]));ISNUMBER(SEARCH(&quot;Luca&quot;; [.E14]))); [.F14]; 0)) * 24" office:value-type="float" office:value="5" calcext:value-type="float">
            <text:p>5,00</text:p>
          </table:table-cell>
          <table:table-cell table:style-name="ce126" table:formula="of:=(IF(OR(ISNUMBER(SEARCH(&quot;Team&quot;; [.E14]));ISNUMBER(SEARCH(&quot;Max&quot;; [.E14]))); [.F1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7" office:value-type="float" office:value="0" calcext:value-type="float">
            <text:p>0</text:p>
          </table:table-cell>
          <table:table-cell table:style-name="ce79" office:value-type="date" office:date-value="2024-02-22" calcext:value-type="date">
            <text:p>22.02.24</text:p>
          </table:table-cell>
          <table:table-cell table:style-name="ce45" office:value-type="string" calcext:value-type="string">
            <text:p>Product Backlog &amp; GitHub Managment</text:p>
          </table:table-cell>
          <table:table-cell table:style-name="ce50" office:value-type="string" calcext:value-type="string">
            <text:p>Wir haben die Vorlage für Github Management erstellt und den Produkt Backlog erstellt.</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E15]));ISNUMBER(SEARCH(&quot;Luca&quot;; [.E15]))); [.F15]; 0)) * 24" office:value-type="float" office:value="2" calcext:value-type="float">
            <text:p>2,00</text:p>
          </table:table-cell>
          <table:table-cell table:style-name="ce126" table:formula="of:=(IF(OR(ISNUMBER(SEARCH(&quot;Team&quot;; [.E15]));ISNUMBER(SEARCH(&quot;Max&quot;; [.E15]))); [.F15];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9">
          <table:table-cell table:style-name="ce7" office:value-type="float" office:value="0" calcext:value-type="float">
            <text:p>0</text:p>
          </table:table-cell>
          <table:table-cell table:style-name="ce79" office:value-type="date" office:date-value="2024-02-24" calcext:value-type="date">
            <text:p>24.02.24</text:p>
          </table:table-cell>
          <table:table-cell table:style-name="ce45" office:value-type="string" calcext:value-type="string">
            <text:p>Project Managment Tool</text:p>
          </table:table-cell>
          <table:table-cell table:style-name="ce50"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109" office:value-type="string" calcext:value-type="string">
            <text:p>Team</text:p>
          </table:table-cell>
          <table:table-cell table:style-name="ce119" office:value-type="time" office:time-value="PT02H00M00S" calcext:value-type="time">
            <text:p>02:00:00</text:p>
          </table:table-cell>
          <table:table-cell table:style-name="ce32"/>
          <table:table-cell table:style-name="ce126" table:formula="of:=(IF(OR(ISNUMBER(SEARCH(&quot;Team&quot;; [.E16]));ISNUMBER(SEARCH(&quot;Luca&quot;; [.E16]))); [.F16]; 0)) * 24" office:value-type="float" office:value="2" calcext:value-type="float">
            <text:p>2,00</text:p>
          </table:table-cell>
          <table:table-cell table:style-name="ce126" table:formula="of:=(IF(OR(ISNUMBER(SEARCH(&quot;Team&quot;; [.E16]));ISNUMBER(SEARCH(&quot;Max&quot;; [.E16]))); [.F16]; 0)) * 24" office:value-type="float" office:value="2" calcext:value-type="float">
            <text:p>2,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8"/>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17]));ISNUMBER(SEARCH(&quot;Luca&quot;; [.E17]))); [.F17]; 0)) * 24" office:value-type="float" office:value="0" calcext:value-type="float">
            <text:p>0,00</text:p>
          </table:table-cell>
          <table:table-cell table:style-name="ce126" table:formula="of:=(IF(OR(ISNUMBER(SEARCH(&quot;Team&quot;; [.E17]));ISNUMBER(SEARCH(&quot;Max&quot;; [.E17]))); [.F1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8"/>
          <table:table-cell table:style-name="ce80"/>
          <table:table-cell table:style-name="ce99"/>
          <table:table-cell table:style-name="ce50"/>
          <table:table-cell table:style-name="ce110"/>
          <table:table-cell table:style-name="ce119"/>
          <table:table-cell table:style-name="ce32"/>
          <table:table-cell table:style-name="ce126" table:formula="of:=(IF(OR(ISNUMBER(SEARCH(&quot;Team&quot;; [.E18]));ISNUMBER(SEARCH(&quot;Luca&quot;; [.E18]))); [.F18]; 0)) * 24" office:value-type="float" office:value="0" calcext:value-type="float">
            <text:p>0,00</text:p>
          </table:table-cell>
          <table:table-cell table:style-name="ce126" table:formula="of:=(IF(OR(ISNUMBER(SEARCH(&quot;Team&quot;; [.E18]));ISNUMBER(SEARCH(&quot;Max&quot;; [.E18]))); [.F1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8"/>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19]));ISNUMBER(SEARCH(&quot;Luca&quot;; [.E19]))); [.F19]; 0)) * 24" office:value-type="float" office:value="0" calcext:value-type="float">
            <text:p>0,00</text:p>
          </table:table-cell>
          <table:table-cell table:style-name="ce126" table:formula="of:=(IF(OR(ISNUMBER(SEARCH(&quot;Team&quot;; [.E19]));ISNUMBER(SEARCH(&quot;Max&quot;; [.E19]))); [.F1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0]));ISNUMBER(SEARCH(&quot;Luca&quot;; [.E20]))); [.F20]; 0)) * 24" office:value-type="float" office:value="0" calcext:value-type="float">
            <text:p>0,00</text:p>
          </table:table-cell>
          <table:table-cell table:style-name="ce126" table:formula="of:=(IF(OR(ISNUMBER(SEARCH(&quot;Team&quot;; [.E20]));ISNUMBER(SEARCH(&quot;Max&quot;; [.E20]))); [.F2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1]));ISNUMBER(SEARCH(&quot;Luca&quot;; [.E21]))); [.F21]; 0)) * 24" office:value-type="float" office:value="0" calcext:value-type="float">
            <text:p>0,00</text:p>
          </table:table-cell>
          <table:table-cell table:style-name="ce126" table:formula="of:=(IF(OR(ISNUMBER(SEARCH(&quot;Team&quot;; [.E21]));ISNUMBER(SEARCH(&quot;Max&quot;; [.E21]))); [.F2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2]));ISNUMBER(SEARCH(&quot;Luca&quot;; [.E22]))); [.F22]; 0)) * 24" office:value-type="float" office:value="0" calcext:value-type="float">
            <text:p>0,00</text:p>
          </table:table-cell>
          <table:table-cell table:style-name="ce126" table:formula="of:=(IF(OR(ISNUMBER(SEARCH(&quot;Team&quot;; [.E22]));ISNUMBER(SEARCH(&quot;Max&quot;; [.E22]))); [.F2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3]));ISNUMBER(SEARCH(&quot;Luca&quot;; [.E23]))); [.F23]; 0)) * 24" office:value-type="float" office:value="0" calcext:value-type="float">
            <text:p>0,00</text:p>
          </table:table-cell>
          <table:table-cell table:style-name="ce126" table:formula="of:=(IF(OR(ISNUMBER(SEARCH(&quot;Team&quot;; [.E23]));ISNUMBER(SEARCH(&quot;Max&quot;; [.E23]))); [.F2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4]));ISNUMBER(SEARCH(&quot;Luca&quot;; [.E24]))); [.F24]; 0)) * 24" office:value-type="float" office:value="0" calcext:value-type="float">
            <text:p>0,00</text:p>
          </table:table-cell>
          <table:table-cell table:style-name="ce126" table:formula="of:=(IF(OR(ISNUMBER(SEARCH(&quot;Team&quot;; [.E24]));ISNUMBER(SEARCH(&quot;Max&quot;; [.E24]))); [.F2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25]));ISNUMBER(SEARCH(&quot;Luca&quot;; [.E25]))); [.F25]; 0)) * 24" office:value-type="float" office:value="0" calcext:value-type="float">
            <text:p>0,00</text:p>
          </table:table-cell>
          <table:table-cell table:style-name="ce126" table:formula="of:=(IF(OR(ISNUMBER(SEARCH(&quot;Team&quot;; [.E25]));ISNUMBER(SEARCH(&quot;Max&quot;; [.E25]))); [.F2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6]));ISNUMBER(SEARCH(&quot;Luca&quot;; [.E26]))); [.F26]; 0)) * 24" office:value-type="float" office:value="0" calcext:value-type="float">
            <text:p>0,00</text:p>
          </table:table-cell>
          <table:table-cell table:style-name="ce126" table:formula="of:=(IF(OR(ISNUMBER(SEARCH(&quot;Team&quot;; [.E26]));ISNUMBER(SEARCH(&quot;Max&quot;; [.E26]))); [.F2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7]));ISNUMBER(SEARCH(&quot;Luca&quot;; [.E27]))); [.F27]; 0)) * 24" office:value-type="float" office:value="0" calcext:value-type="float">
            <text:p>0,00</text:p>
          </table:table-cell>
          <table:table-cell table:style-name="ce126" table:formula="of:=(IF(OR(ISNUMBER(SEARCH(&quot;Team&quot;; [.E27]));ISNUMBER(SEARCH(&quot;Max&quot;; [.E27]))); [.F2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8]));ISNUMBER(SEARCH(&quot;Luca&quot;; [.E28]))); [.F28]; 0)) * 24" office:value-type="float" office:value="0" calcext:value-type="float">
            <text:p>0,00</text:p>
          </table:table-cell>
          <table:table-cell table:style-name="ce126" table:formula="of:=(IF(OR(ISNUMBER(SEARCH(&quot;Team&quot;; [.E28]));ISNUMBER(SEARCH(&quot;Max&quot;; [.E28]))); [.F2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29]));ISNUMBER(SEARCH(&quot;Luca&quot;; [.E29]))); [.F29]; 0)) * 24" office:value-type="float" office:value="0" calcext:value-type="float">
            <text:p>0,00</text:p>
          </table:table-cell>
          <table:table-cell table:style-name="ce126" table:formula="of:=(IF(OR(ISNUMBER(SEARCH(&quot;Team&quot;; [.E29]));ISNUMBER(SEARCH(&quot;Max&quot;; [.E29]))); [.F2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30]));ISNUMBER(SEARCH(&quot;Luca&quot;; [.E30]))); [.F30]; 0)) * 24" office:value-type="float" office:value="0" calcext:value-type="float">
            <text:p>0,00</text:p>
          </table:table-cell>
          <table:table-cell table:style-name="ce126" table:formula="of:=(IF(OR(ISNUMBER(SEARCH(&quot;Team&quot;; [.E30]));ISNUMBER(SEARCH(&quot;Max&quot;; [.E30]))); [.F3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79"/>
          <table:table-cell table:style-name="ce45"/>
          <table:table-cell table:style-name="ce50"/>
          <table:table-cell table:style-name="ce109"/>
          <table:table-cell table:style-name="ce119"/>
          <table:table-cell table:style-name="ce32"/>
          <table:table-cell table:style-name="ce126" table:formula="of:=(IF(OR(ISNUMBER(SEARCH(&quot;Team&quot;; [.E31]));ISNUMBER(SEARCH(&quot;Luca&quot;; [.E31]))); [.F31]; 0)) * 24" office:value-type="float" office:value="0" calcext:value-type="float">
            <text:p>0,00</text:p>
          </table:table-cell>
          <table:table-cell table:style-name="ce126" table:formula="of:=(IF(OR(ISNUMBER(SEARCH(&quot;Team&quot;; [.E31]));ISNUMBER(SEARCH(&quot;Max&quot;; [.E31]))); [.F3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32]));ISNUMBER(SEARCH(&quot;Luca&quot;; [.E32]))); [.F32]; 0)) * 24" office:value-type="float" office:value="0" calcext:value-type="float">
            <text:p>0,00</text:p>
          </table:table-cell>
          <table:table-cell table:style-name="ce126" table:formula="of:=(IF(OR(ISNUMBER(SEARCH(&quot;Team&quot;; [.E32]));ISNUMBER(SEARCH(&quot;Max&quot;; [.E32]))); [.F3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ce5"/>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33]));ISNUMBER(SEARCH(&quot;Luca&quot;; [.E33]))); [.F33]; 0)) * 24" office:value-type="float" office:value="0" calcext:value-type="float">
            <text:p>0,00</text:p>
          </table:table-cell>
          <table:table-cell table:style-name="ce126" table:formula="of:=(IF(OR(ISNUMBER(SEARCH(&quot;Team&quot;; [.E33]));ISNUMBER(SEARCH(&quot;Max&quot;; [.E33]))); [.F3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34]));ISNUMBER(SEARCH(&quot;Luca&quot;; [.E34]))); [.F34]; 0)) * 24" office:value-type="float" office:value="0" calcext:value-type="float">
            <text:p>0,00</text:p>
          </table:table-cell>
          <table:table-cell table:style-name="ce126" table:formula="of:=(IF(OR(ISNUMBER(SEARCH(&quot;Team&quot;; [.E34]));ISNUMBER(SEARCH(&quot;Max&quot;; [.E34]))); [.F3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100"/>
          <table:table-cell table:style-name="ce53"/>
          <table:table-cell table:style-name="ce110"/>
          <table:table-cell table:style-name="ce119"/>
          <table:table-cell table:style-name="ce32"/>
          <table:table-cell table:style-name="ce126" table:formula="of:=(IF(OR(ISNUMBER(SEARCH(&quot;Team&quot;; [.E35]));ISNUMBER(SEARCH(&quot;Luca&quot;; [.E35]))); [.F35]; 0)) * 24" office:value-type="float" office:value="0" calcext:value-type="float">
            <text:p>0,00</text:p>
          </table:table-cell>
          <table:table-cell table:style-name="ce126" table:formula="of:=(IF(OR(ISNUMBER(SEARCH(&quot;Team&quot;; [.E35]));ISNUMBER(SEARCH(&quot;Max&quot;; [.E35]))); [.F3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36]));ISNUMBER(SEARCH(&quot;Luca&quot;; [.E36]))); [.F36]; 0)) * 24" office:value-type="float" office:value="0" calcext:value-type="float">
            <text:p>0,00</text:p>
          </table:table-cell>
          <table:table-cell table:style-name="ce126" table:formula="of:=(IF(OR(ISNUMBER(SEARCH(&quot;Team&quot;; [.E36]));ISNUMBER(SEARCH(&quot;Max&quot;; [.E36]))); [.F3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0">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37]));ISNUMBER(SEARCH(&quot;Luca&quot;; [.E37]))); [.F37]; 0)) * 24" office:value-type="float" office:value="0" calcext:value-type="float">
            <text:p>0,00</text:p>
          </table:table-cell>
          <table:table-cell table:style-name="ce126" table:formula="of:=(IF(OR(ISNUMBER(SEARCH(&quot;Team&quot;; [.E37]));ISNUMBER(SEARCH(&quot;Max&quot;; [.E37]))); [.F3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1">
          <table:table-cell table:style-name="Default"/>
          <table:table-cell table:style-name="ce80"/>
          <table:table-cell table:style-name="ce99"/>
          <table:table-cell table:style-name="ce50"/>
          <table:table-cell table:style-name="ce109"/>
          <table:table-cell table:style-name="ce119"/>
          <table:table-cell table:style-name="ce32"/>
          <table:table-cell table:style-name="ce126" table:formula="of:=(IF(OR(ISNUMBER(SEARCH(&quot;Team&quot;; [.E38]));ISNUMBER(SEARCH(&quot;Luca&quot;; [.E38]))); [.F38]; 0)) * 24" office:value-type="float" office:value="0" calcext:value-type="float">
            <text:p>0,00</text:p>
          </table:table-cell>
          <table:table-cell table:style-name="ce126" table:formula="of:=(IF(OR(ISNUMBER(SEARCH(&quot;Team&quot;; [.E38]));ISNUMBER(SEARCH(&quot;Max&quot;; [.E38]))); [.F3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39]));ISNUMBER(SEARCH(&quot;Luca&quot;; [.E39]))); [.F39]; 0)) * 24" office:value-type="float" office:value="0" calcext:value-type="float">
            <text:p>0,00</text:p>
          </table:table-cell>
          <table:table-cell table:style-name="ce126" table:formula="of:=(IF(OR(ISNUMBER(SEARCH(&quot;Team&quot;; [.E39]));ISNUMBER(SEARCH(&quot;Max&quot;; [.E39]))); [.F3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40]));ISNUMBER(SEARCH(&quot;Luca&quot;; [.E40]))); [.F40]; 0)) * 24" office:value-type="float" office:value="0" calcext:value-type="float">
            <text:p>0,00</text:p>
          </table:table-cell>
          <table:table-cell table:style-name="ce126" table:formula="of:=(IF(OR(ISNUMBER(SEARCH(&quot;Team&quot;; [.E40]));ISNUMBER(SEARCH(&quot;Max&quot;; [.E40]))); [.F4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41]));ISNUMBER(SEARCH(&quot;Luca&quot;; [.E41]))); [.F41]; 0)) * 24" office:value-type="float" office:value="0" calcext:value-type="float">
            <text:p>0,00</text:p>
          </table:table-cell>
          <table:table-cell table:style-name="ce126" table:formula="of:=(IF(OR(ISNUMBER(SEARCH(&quot;Team&quot;; [.E41]));ISNUMBER(SEARCH(&quot;Max&quot;; [.E41]))); [.F4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42]));ISNUMBER(SEARCH(&quot;Luca&quot;; [.E42]))); [.F42]; 0)) * 24" office:value-type="float" office:value="0" calcext:value-type="float">
            <text:p>0,00</text:p>
          </table:table-cell>
          <table:table-cell table:style-name="ce126" table:formula="of:=(IF(OR(ISNUMBER(SEARCH(&quot;Team&quot;; [.E42]));ISNUMBER(SEARCH(&quot;Max&quot;; [.E42]))); [.F4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43]));ISNUMBER(SEARCH(&quot;Luca&quot;; [.E43]))); [.F43]; 0)) * 24" office:value-type="float" office:value="0" calcext:value-type="float">
            <text:p>0,00</text:p>
          </table:table-cell>
          <table:table-cell table:style-name="ce126" table:formula="of:=(IF(OR(ISNUMBER(SEARCH(&quot;Team&quot;; [.E43]));ISNUMBER(SEARCH(&quot;Max&quot;; [.E43]))); [.F4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44]));ISNUMBER(SEARCH(&quot;Luca&quot;; [.E44]))); [.F44]; 0)) * 24" office:value-type="float" office:value="0" calcext:value-type="float">
            <text:p>0,00</text:p>
          </table:table-cell>
          <table:table-cell table:style-name="ce126" table:formula="of:=(IF(OR(ISNUMBER(SEARCH(&quot;Team&quot;; [.E44]));ISNUMBER(SEARCH(&quot;Max&quot;; [.E44]))); [.F4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0"/>
          <table:table-cell table:style-name="ce99"/>
          <table:table-cell table:style-name="ce51"/>
          <table:table-cell table:style-name="ce110"/>
          <table:table-cell table:style-name="ce119"/>
          <table:table-cell table:style-name="ce32"/>
          <table:table-cell table:style-name="ce126" table:formula="of:=(IF(OR(ISNUMBER(SEARCH(&quot;Team&quot;; [.E45]));ISNUMBER(SEARCH(&quot;Luca&quot;; [.E45]))); [.F45]; 0)) * 24" office:value-type="float" office:value="0" calcext:value-type="float">
            <text:p>0,00</text:p>
          </table:table-cell>
          <table:table-cell table:style-name="ce126" table:formula="of:=(IF(OR(ISNUMBER(SEARCH(&quot;Team&quot;; [.E45]));ISNUMBER(SEARCH(&quot;Max&quot;; [.E45]))); [.F4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1"/>
          <table:table-cell table:style-name="ce119"/>
          <table:table-cell table:style-name="ce32"/>
          <table:table-cell table:style-name="ce126" table:formula="of:=(IF(OR(ISNUMBER(SEARCH(&quot;Team&quot;; [.E46]));ISNUMBER(SEARCH(&quot;Luca&quot;; [.E46]))); [.F46]; 0)) * 24" office:value-type="float" office:value="0" calcext:value-type="float">
            <text:p>0,00</text:p>
          </table:table-cell>
          <table:table-cell table:style-name="ce126" table:formula="of:=(IF(OR(ISNUMBER(SEARCH(&quot;Team&quot;; [.E46]));ISNUMBER(SEARCH(&quot;Max&quot;; [.E46]))); [.F4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1"/>
          <table:table-cell table:style-name="ce119"/>
          <table:table-cell table:style-name="ce32"/>
          <table:table-cell table:style-name="ce126" table:formula="of:=(IF(OR(ISNUMBER(SEARCH(&quot;Team&quot;; [.E47]));ISNUMBER(SEARCH(&quot;Luca&quot;; [.E47]))); [.F47]; 0)) * 24" office:value-type="float" office:value="0" calcext:value-type="float">
            <text:p>0,00</text:p>
          </table:table-cell>
          <table:table-cell table:style-name="ce126" table:formula="of:=(IF(OR(ISNUMBER(SEARCH(&quot;Team&quot;; [.E47]));ISNUMBER(SEARCH(&quot;Max&quot;; [.E47]))); [.F4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1"/>
          <table:table-cell table:style-name="ce119"/>
          <table:table-cell table:style-name="ce32"/>
          <table:table-cell table:style-name="ce126" table:formula="of:=(IF(OR(ISNUMBER(SEARCH(&quot;Team&quot;; [.E48]));ISNUMBER(SEARCH(&quot;Luca&quot;; [.E48]))); [.F48]; 0)) * 24" office:value-type="float" office:value="0" calcext:value-type="float">
            <text:p>0,00</text:p>
          </table:table-cell>
          <table:table-cell table:style-name="ce126" table:formula="of:=(IF(OR(ISNUMBER(SEARCH(&quot;Team&quot;; [.E48]));ISNUMBER(SEARCH(&quot;Max&quot;; [.E48]))); [.F4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49]));ISNUMBER(SEARCH(&quot;Luca&quot;; [.E49]))); [.F49]; 0)) * 24" office:value-type="float" office:value="0" calcext:value-type="float">
            <text:p>0,00</text:p>
          </table:table-cell>
          <table:table-cell table:style-name="ce126" table:formula="of:=(IF(OR(ISNUMBER(SEARCH(&quot;Team&quot;; [.E49]));ISNUMBER(SEARCH(&quot;Max&quot;; [.E49]))); [.F4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0]));ISNUMBER(SEARCH(&quot;Luca&quot;; [.E50]))); [.F50]; 0)) * 24" office:value-type="float" office:value="0" calcext:value-type="float">
            <text:p>0,00</text:p>
          </table:table-cell>
          <table:table-cell table:style-name="ce126" table:formula="of:=(IF(OR(ISNUMBER(SEARCH(&quot;Team&quot;; [.E50]));ISNUMBER(SEARCH(&quot;Max&quot;; [.E50]))); [.F5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1]));ISNUMBER(SEARCH(&quot;Luca&quot;; [.E51]))); [.F51]; 0)) * 24" office:value-type="float" office:value="0" calcext:value-type="float">
            <text:p>0,00</text:p>
          </table:table-cell>
          <table:table-cell table:style-name="ce126" table:formula="of:=(IF(OR(ISNUMBER(SEARCH(&quot;Team&quot;; [.E51]));ISNUMBER(SEARCH(&quot;Max&quot;; [.E51]))); [.F51];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2]));ISNUMBER(SEARCH(&quot;Luca&quot;; [.E52]))); [.F52]; 0)) * 24" office:value-type="float" office:value="0" calcext:value-type="float">
            <text:p>0,00</text:p>
          </table:table-cell>
          <table:table-cell table:style-name="ce126" table:formula="of:=(IF(OR(ISNUMBER(SEARCH(&quot;Team&quot;; [.E52]));ISNUMBER(SEARCH(&quot;Max&quot;; [.E52]))); [.F52];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12">
          <table:table-cell table:style-name="Default"/>
          <table:table-cell table:style-name="ce81"/>
          <table:table-cell table:style-name="ce102"/>
          <table:table-cell table:style-name="ce54"/>
          <table:table-cell table:style-name="ce112"/>
          <table:table-cell table:style-name="ce119"/>
          <table:table-cell table:style-name="ce32"/>
          <table:table-cell table:style-name="ce126" table:formula="of:=(IF(OR(ISNUMBER(SEARCH(&quot;Team&quot;; [.E53]));ISNUMBER(SEARCH(&quot;Luca&quot;; [.E53]))); [.F53]; 0)) * 24" office:value-type="float" office:value="0" calcext:value-type="float">
            <text:p>0,00</text:p>
          </table:table-cell>
          <table:table-cell table:style-name="ce126" table:formula="of:=(IF(OR(ISNUMBER(SEARCH(&quot;Team&quot;; [.E53]));ISNUMBER(SEARCH(&quot;Max&quot;; [.E53]))); [.F53];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4]));ISNUMBER(SEARCH(&quot;Luca&quot;; [.E54]))); [.F54]; 0)) * 24" office:value-type="float" office:value="0" calcext:value-type="float">
            <text:p>0,00</text:p>
          </table:table-cell>
          <table:table-cell table:style-name="ce126" table:formula="of:=(IF(OR(ISNUMBER(SEARCH(&quot;Team&quot;; [.E54]));ISNUMBER(SEARCH(&quot;Max&quot;; [.E54]))); [.F54];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5]));ISNUMBER(SEARCH(&quot;Luca&quot;; [.E55]))); [.F55]; 0)) * 24" office:value-type="float" office:value="0" calcext:value-type="float">
            <text:p>0,00</text:p>
          </table:table-cell>
          <table:table-cell table:style-name="ce126" table:formula="of:=(IF(OR(ISNUMBER(SEARCH(&quot;Team&quot;; [.E55]));ISNUMBER(SEARCH(&quot;Max&quot;; [.E55]))); [.F55];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6]));ISNUMBER(SEARCH(&quot;Luca&quot;; [.E56]))); [.F56]; 0)) * 24" office:value-type="float" office:value="0" calcext:value-type="float">
            <text:p>0,00</text:p>
          </table:table-cell>
          <table:table-cell table:style-name="ce126" table:formula="of:=(IF(OR(ISNUMBER(SEARCH(&quot;Team&quot;; [.E56]));ISNUMBER(SEARCH(&quot;Max&quot;; [.E56]))); [.F56];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7]));ISNUMBER(SEARCH(&quot;Luca&quot;; [.E57]))); [.F57]; 0)) * 24" office:value-type="float" office:value="0" calcext:value-type="float">
            <text:p>0,00</text:p>
          </table:table-cell>
          <table:table-cell table:style-name="ce126" table:formula="of:=(IF(OR(ISNUMBER(SEARCH(&quot;Team&quot;; [.E57]));ISNUMBER(SEARCH(&quot;Max&quot;; [.E57]))); [.F57];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8]));ISNUMBER(SEARCH(&quot;Luca&quot;; [.E58]))); [.F58]; 0)) * 24" office:value-type="float" office:value="0" calcext:value-type="float">
            <text:p>0,00</text:p>
          </table:table-cell>
          <table:table-cell table:style-name="ce126" table:formula="of:=(IF(OR(ISNUMBER(SEARCH(&quot;Team&quot;; [.E58]));ISNUMBER(SEARCH(&quot;Max&quot;; [.E58]))); [.F58];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59]));ISNUMBER(SEARCH(&quot;Luca&quot;; [.E59]))); [.F59]; 0)) * 24" office:value-type="float" office:value="0" calcext:value-type="float">
            <text:p>0,00</text:p>
          </table:table-cell>
          <table:table-cell table:style-name="ce126" table:formula="of:=(IF(OR(ISNUMBER(SEARCH(&quot;Team&quot;; [.E59]));ISNUMBER(SEARCH(&quot;Max&quot;; [.E59]))); [.F59];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60]));ISNUMBER(SEARCH(&quot;Luca&quot;; [.E60]))); [.F60]; 0)) * 24" office:value-type="float" office:value="0" calcext:value-type="float">
            <text:p>0,00</text:p>
          </table:table-cell>
          <table:table-cell table:style-name="ce126" table:formula="of:=(IF(OR(ISNUMBER(SEARCH(&quot;Team&quot;; [.E60]));ISNUMBER(SEARCH(&quot;Max&quot;; [.E60]))); [.F60]; 0)) * 24" office:value-type="float" office:value="0" calcext:value-type="float">
            <text:p>0,00</text:p>
          </table:table-cell>
          <table:table-cell table:number-columns-repeated="3"/>
          <table:table-cell table:style-name="ce32" table:number-columns-repeated="4"/>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61]));ISNUMBER(SEARCH(&quot;Luca&quot;; [.E61]))); [.F61]; 0)) * 24" office:value-type="float" office:value="0" calcext:value-type="float">
            <text:p>0,00</text:p>
          </table:table-cell>
          <table:table-cell table:style-name="ce126" table:formula="of:=(IF(OR(ISNUMBER(SEARCH(&quot;Team&quot;; [.E61]));ISNUMBER(SEARCH(&quot;Max&quot;; [.E61]))); [.F61];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Default"/>
          <table:table-cell table:style-name="ce81"/>
          <table:table-cell table:style-name="ce101"/>
          <table:table-cell table:style-name="ce54"/>
          <table:table-cell table:style-name="ce112"/>
          <table:table-cell table:style-name="ce119"/>
          <table:table-cell table:style-name="ce32"/>
          <table:table-cell table:style-name="ce126" table:formula="of:=(IF(OR(ISNUMBER(SEARCH(&quot;Team&quot;; [.E62]));ISNUMBER(SEARCH(&quot;Luca&quot;; [.E62]))); [.F62]; 0)) * 24" office:value-type="float" office:value="0" calcext:value-type="float">
            <text:p>0,00</text:p>
          </table:table-cell>
          <table:table-cell table:style-name="ce126" table:formula="of:=(IF(OR(ISNUMBER(SEARCH(&quot;Team&quot;; [.E62]));ISNUMBER(SEARCH(&quot;Max&quot;; [.E62]))); [.F62];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01"/>
          <table:table-cell table:style-name="ce54"/>
          <table:table-cell table:style-name="ce112"/>
          <table:table-cell table:style-name="ce119"/>
          <table:table-cell table:style-name="ce32"/>
          <table:table-cell table:style-name="ce126" table:formula="of:=(IF(OR(ISNUMBER(SEARCH(&quot;Team&quot;; [.E63]));ISNUMBER(SEARCH(&quot;Luca&quot;; [.E63]))); [.F63]; 0)) * 24" office:value-type="float" office:value="0" calcext:value-type="float">
            <text:p>0,00</text:p>
          </table:table-cell>
          <table:table-cell table:style-name="ce126" table:formula="of:=(IF(OR(ISNUMBER(SEARCH(&quot;Team&quot;; [.E63]));ISNUMBER(SEARCH(&quot;Max&quot;; [.E63]))); [.F63]; 0)) * 24" office:value-type="float" office:value="0" calcext:value-type="float">
            <text:p>0,00</text:p>
          </table:table-cell>
          <table:table-cell table:number-columns-repeated="3"/>
          <table:table-cell table:style-name="ce32"/>
          <table:table-cell table:style-name="ce52"/>
          <table:table-cell table:style-name="ce32" table:number-columns-repeated="2"/>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01"/>
          <table:table-cell table:style-name="ce55"/>
          <table:table-cell table:style-name="ce112"/>
          <table:table-cell table:style-name="ce119"/>
          <table:table-cell table:style-name="ce32"/>
          <table:table-cell table:style-name="ce126" table:formula="of:=(IF(OR(ISNUMBER(SEARCH(&quot;Team&quot;; [.E64]));ISNUMBER(SEARCH(&quot;Luca&quot;; [.E64]))); [.F64]; 0)) * 24" office:value-type="float" office:value="0" calcext:value-type="float">
            <text:p>0,00</text:p>
          </table:table-cell>
          <table:table-cell table:style-name="ce126" table:formula="of:=(IF(OR(ISNUMBER(SEARCH(&quot;Team&quot;; [.E64]));ISNUMBER(SEARCH(&quot;Max&quot;; [.E64]))); [.F64]; 0)) * 24" office:value-type="float" office:value="0" calcext:value-type="float">
            <text:p>0,00</text:p>
          </table:table-cell>
          <table:table-cell table:number-columns-repeated="3"/>
          <table:table-cell table:style-name="ce32"/>
          <table:table-cell table:style-name="ce6" table:number-columns-repeated="3"/>
          <table:table-cell table:style-name="ce106"/>
          <table:table-cell table:style-name="ce17" table:number-columns-repeated="20"/>
          <table:table-cell table:style-name="ce6" table:number-columns-repeated="987"/>
        </table:table-row>
        <table:table-row table:style-name="ro2">
          <table:table-cell table:style-name="Default"/>
          <table:table-cell table:style-name="ce82"/>
          <table:table-cell table:style-name="ce101"/>
          <table:table-cell table:style-name="ce54"/>
          <table:table-cell table:style-name="ce112"/>
          <table:table-cell table:style-name="ce119"/>
          <table:table-cell table:style-name="ce32"/>
          <table:table-cell table:style-name="ce126" table:formula="of:=(IF(OR(ISNUMBER(SEARCH(&quot;Team&quot;; [.E65]));ISNUMBER(SEARCH(&quot;Luca&quot;; [.E65]))); [.F65]; 0)) * 24" office:value-type="float" office:value="0" calcext:value-type="float">
            <text:p>0,00</text:p>
          </table:table-cell>
          <table:table-cell table:style-name="ce126" table:formula="of:=(IF(OR(ISNUMBER(SEARCH(&quot;Team&quot;; [.E65]));ISNUMBER(SEARCH(&quot;Max&quot;; [.E65]))); [.F65]; 0)) * 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2"/>
          <table:table-cell table:style-name="ce54"/>
          <table:table-cell table:style-name="ce113"/>
          <table:table-cell table:style-name="ce119"/>
          <table:table-cell table:style-name="ce52"/>
          <table:table-cell table:style-name="ce126" table:formula="of:=(IF(OR(ISNUMBER(SEARCH(&quot;Team&quot;; [.E66]));ISNUMBER(SEARCH(&quot;Luca&quot;; [.E66]))); [.F66]; 0)) * 24" office:value-type="float" office:value="0" calcext:value-type="float">
            <text:p>0,00</text:p>
          </table:table-cell>
          <table:table-cell table:style-name="ce126" table:formula="of:=(IF(OR(ISNUMBER(SEARCH(&quot;Team&quot;; [.E66]));ISNUMBER(SEARCH(&quot;Max&quot;; [.E66]))); [.F66]; 0)) * 24" office:value-type="float" office:value="0" calcext:value-type="float">
            <text:p>0,00</text:p>
          </table:table-cell>
          <table:table-cell table:number-columns-repeated="3"/>
          <table:table-cell table:style-name="ce52"/>
          <table:table-cell table:style-name="ce6" table:number-columns-repeated="1011"/>
        </table:table-row>
        <table:table-row table:style-name="ro13">
          <table:table-cell table:style-name="Default"/>
          <table:table-cell table:style-name="ce82"/>
          <table:table-cell table:style-name="ce102"/>
          <table:table-cell table:style-name="ce54"/>
          <table:table-cell table:style-name="ce112"/>
          <table:table-cell table:style-name="ce119"/>
          <table:table-cell table:style-name="ce52"/>
          <table:table-cell table:style-name="ce126" table:formula="of:=(IF(OR(ISNUMBER(SEARCH(&quot;Team&quot;; [.E67]));ISNUMBER(SEARCH(&quot;Luca&quot;; [.E67]))); [.F67]; 0)) * 24" office:value-type="float" office:value="0" calcext:value-type="float">
            <text:p>0,00</text:p>
          </table:table-cell>
          <table:table-cell table:style-name="ce126" table:formula="of:=(IF(OR(ISNUMBER(SEARCH(&quot;Team&quot;; [.E67]));ISNUMBER(SEARCH(&quot;Max&quot;; [.E67]))); [.F67]; 0)) * 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2"/>
          <table:table-cell table:style-name="ce54"/>
          <table:table-cell table:style-name="ce112"/>
          <table:table-cell table:style-name="ce119"/>
          <table:table-cell table:style-name="ce52"/>
          <table:table-cell table:style-name="ce126" table:formula="of:=(IF(OR(ISNUMBER(SEARCH(&quot;Team&quot;;[.E68]));ISNUMBER(SEARCH(&quot;Luca&quot;;[.E68])));[.F68];0))*24" office:value-type="float" office:value="0" calcext:value-type="float">
            <text:p>0,00</text:p>
          </table:table-cell>
          <table:table-cell table:style-name="ce126" table:formula="of:=(IF(OR(ISNUMBER(SEARCH(&quot;Team&quot;;[.E68]));ISNUMBER(SEARCH(&quot;Max&quot;;[.E68])));[.F68];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2"/>
          <table:table-cell table:style-name="ce54"/>
          <table:table-cell table:style-name="ce112"/>
          <table:table-cell table:style-name="ce119"/>
          <table:table-cell table:style-name="ce52"/>
          <table:table-cell table:style-name="ce126" table:formula="of:=(IF(OR(ISNUMBER(SEARCH(&quot;Team&quot;;[.E69]));ISNUMBER(SEARCH(&quot;Luca&quot;;[.E69])));[.F69];0))*24" office:value-type="float" office:value="0" calcext:value-type="float">
            <text:p>0,00</text:p>
          </table:table-cell>
          <table:table-cell table:style-name="ce126" table:formula="of:=(IF(OR(ISNUMBER(SEARCH(&quot;Team&quot;;[.E69]));ISNUMBER(SEARCH(&quot;Max&quot;;[.E69])));[.F69];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1"/>
          <table:table-cell table:style-name="ce54"/>
          <table:table-cell table:style-name="ce112"/>
          <table:table-cell table:style-name="ce119"/>
          <table:table-cell table:style-name="ce52"/>
          <table:table-cell table:style-name="ce126" table:formula="of:=(IF(OR(ISNUMBER(SEARCH(&quot;Team&quot;;[.E70]));ISNUMBER(SEARCH(&quot;Luca&quot;;[.E70])));[.F70];0))*24" office:value-type="float" office:value="0" calcext:value-type="float">
            <text:p>0,00</text:p>
          </table:table-cell>
          <table:table-cell table:style-name="ce126" table:formula="of:=(IF(OR(ISNUMBER(SEARCH(&quot;Team&quot;;[.E70]));ISNUMBER(SEARCH(&quot;Max&quot;;[.E70])));[.F70];0))*24" office:value-type="float" office:value="0" calcext:value-type="float">
            <text:p>0,00</text:p>
          </table:table-cell>
          <table:table-cell table:number-columns-repeated="3"/>
          <table:table-cell table:style-name="ce52"/>
          <table:table-cell table:style-name="ce6" table:number-columns-repeated="1011"/>
        </table:table-row>
        <table:table-row table:style-name="ro14">
          <table:table-cell table:style-name="Default"/>
          <table:table-cell table:style-name="ce82"/>
          <table:table-cell table:style-name="ce101"/>
          <table:table-cell table:style-name="ce54"/>
          <table:table-cell table:style-name="ce112"/>
          <table:table-cell table:style-name="ce119"/>
          <table:table-cell table:style-name="ce52"/>
          <table:table-cell table:style-name="ce126" table:formula="of:=(IF(OR(ISNUMBER(SEARCH(&quot;Team&quot;;[.E71]));ISNUMBER(SEARCH(&quot;Luca&quot;;[.E71])));[.F71];0))*24" office:value-type="float" office:value="0" calcext:value-type="float">
            <text:p>0,00</text:p>
          </table:table-cell>
          <table:table-cell table:style-name="ce126" table:formula="of:=(IF(OR(ISNUMBER(SEARCH(&quot;Team&quot;;[.E71]));ISNUMBER(SEARCH(&quot;Max&quot;;[.E71])));[.F71];0))*24" office:value-type="float" office:value="0" calcext:value-type="float">
            <text:p>0,00</text:p>
          </table:table-cell>
          <table:table-cell table:number-columns-repeated="3"/>
          <table:table-cell table:style-name="ce52"/>
          <table:table-cell table:style-name="ce6" table:number-columns-repeated="1011"/>
        </table:table-row>
        <table:table-row table:style-name="ro15">
          <table:table-cell table:style-name="Default"/>
          <table:table-cell table:style-name="ce82"/>
          <table:table-cell table:style-name="ce102"/>
          <table:table-cell table:style-name="ce54"/>
          <table:table-cell table:style-name="ce112"/>
          <table:table-cell table:style-name="ce119"/>
          <table:table-cell table:style-name="ce6"/>
          <table:table-cell table:style-name="ce126" table:formula="of:=(IF(OR(ISNUMBER(SEARCH(&quot;Team&quot;;[.E72]));ISNUMBER(SEARCH(&quot;Luca&quot;;[.E72])));[.F72];0))*24" office:value-type="float" office:value="0" calcext:value-type="float">
            <text:p>0,00</text:p>
          </table:table-cell>
          <table:table-cell table:style-name="ce126" table:formula="of:=(IF(OR(ISNUMBER(SEARCH(&quot;Team&quot;;[.E72]));ISNUMBER(SEARCH(&quot;Max&quot;;[.E72])));[.F72];0))*24" office:value-type="float" office:value="0" calcext:value-type="float">
            <text:p>0,00</text:p>
          </table:table-cell>
          <table:table-cell table:number-columns-repeated="3"/>
          <table:table-cell table:style-name="ce6" table:number-columns-repeated="1012"/>
        </table:table-row>
        <table:table-row table:style-name="ro16">
          <table:table-cell table:style-name="Default"/>
          <table:table-cell table:style-name="ce82"/>
          <table:table-cell table:style-name="ce103"/>
          <table:table-cell table:style-name="ce56"/>
          <table:table-cell table:style-name="ce114"/>
          <table:table-cell table:style-name="ce119"/>
          <table:table-cell table:style-name="ce52"/>
          <table:table-cell table:style-name="ce126" table:formula="of:=(IF(OR(ISNUMBER(SEARCH(&quot;Team&quot;;[.E73]));ISNUMBER(SEARCH(&quot;Luca&quot;;[.E73])));[.F73];0))*24" office:value-type="float" office:value="0" calcext:value-type="float">
            <text:p>0,00</text:p>
          </table:table-cell>
          <table:table-cell table:style-name="ce126" table:formula="of:=(IF(OR(ISNUMBER(SEARCH(&quot;Team&quot;;[.E73]));ISNUMBER(SEARCH(&quot;Max&quot;;[.E73])));[.F73];0))*24" office:value-type="float" office:value="0" calcext:value-type="float">
            <text:p>0,00</text:p>
          </table:table-cell>
          <table:table-cell table:number-columns-repeated="3"/>
          <table:table-cell table:style-name="ce6" table:number-columns-repeated="1012"/>
        </table:table-row>
        <table:table-row table:style-name="ro17">
          <table:table-cell table:style-name="Default"/>
          <table:table-cell table:style-name="ce82"/>
          <table:table-cell table:style-name="ce102"/>
          <table:table-cell table:style-name="ce54"/>
          <table:table-cell table:style-name="ce112"/>
          <table:table-cell table:style-name="ce119"/>
          <table:table-cell table:style-name="ce52"/>
          <table:table-cell table:style-name="ce126" table:formula="of:=(IF(OR(ISNUMBER(SEARCH(&quot;Team&quot;;[.E74]));ISNUMBER(SEARCH(&quot;Luca&quot;;[.E74])));[.F74];0))*24" office:value-type="float" office:value="0" calcext:value-type="float">
            <text:p>0,00</text:p>
          </table:table-cell>
          <table:table-cell table:style-name="ce126" table:formula="of:=(IF(OR(ISNUMBER(SEARCH(&quot;Team&quot;;[.E74]));ISNUMBER(SEARCH(&quot;Max&quot;;[.E74])));[.F74];0))*24" office:value-type="float" office:value="0" calcext:value-type="float">
            <text:p>0,00</text:p>
          </table:table-cell>
          <table:table-cell table:number-columns-repeated="3"/>
          <table:table-cell table:style-name="ce52"/>
          <table:table-cell table:style-name="ce6" table:number-columns-repeated="1011"/>
        </table:table-row>
        <table:table-row table:style-name="ro18">
          <table:table-cell table:style-name="Default"/>
          <table:table-cell table:style-name="ce82"/>
          <table:table-cell table:style-name="ce102"/>
          <table:table-cell table:style-name="ce54"/>
          <table:table-cell table:style-name="ce112"/>
          <table:table-cell table:style-name="ce119"/>
          <table:table-cell table:style-name="ce52"/>
          <table:table-cell table:style-name="ce126" table:formula="of:=(IF(OR(ISNUMBER(SEARCH(&quot;Team&quot;;[.E75]));ISNUMBER(SEARCH(&quot;Luca&quot;;[.E75])));[.F75];0))*24" office:value-type="float" office:value="0" calcext:value-type="float">
            <text:p>0,00</text:p>
          </table:table-cell>
          <table:table-cell table:style-name="ce126" table:formula="of:=(IF(OR(ISNUMBER(SEARCH(&quot;Team&quot;;[.E75]));ISNUMBER(SEARCH(&quot;Max&quot;;[.E75])));[.F75];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2"/>
          <table:table-cell table:style-name="ce54"/>
          <table:table-cell table:style-name="ce112"/>
          <table:table-cell table:style-name="ce119"/>
          <table:table-cell table:style-name="ce52"/>
          <table:table-cell table:style-name="ce126" table:formula="of:=(IF(OR(ISNUMBER(SEARCH(&quot;Team&quot;;[.E76]));ISNUMBER(SEARCH(&quot;Luca&quot;;[.E76])));[.F76];0))*24" office:value-type="float" office:value="0" calcext:value-type="float">
            <text:p>0,00</text:p>
          </table:table-cell>
          <table:table-cell table:style-name="ce126" table:formula="of:=(IF(OR(ISNUMBER(SEARCH(&quot;Team&quot;;[.E76]));ISNUMBER(SEARCH(&quot;Max&quot;;[.E76])));[.F76];0))*24" office:value-type="float" office:value="0" calcext:value-type="float">
            <text:p>0,00</text:p>
          </table:table-cell>
          <table:table-cell table:number-columns-repeated="3"/>
          <table:table-cell table:style-name="ce52"/>
          <table:table-cell table:style-name="ce6" table:number-columns-repeated="1011"/>
        </table:table-row>
        <table:table-row table:style-name="ro19">
          <table:table-cell table:style-name="Default"/>
          <table:table-cell table:style-name="ce82"/>
          <table:table-cell table:style-name="ce104"/>
          <table:table-cell table:style-name="ce56"/>
          <table:table-cell table:style-name="ce114"/>
          <table:table-cell table:style-name="ce119"/>
          <table:table-cell table:style-name="ce6"/>
          <table:table-cell table:style-name="ce126" table:formula="of:=(IF(OR(ISNUMBER(SEARCH(&quot;Team&quot;;[.E77]));ISNUMBER(SEARCH(&quot;Luca&quot;;[.E77])));[.F77];0))*24" office:value-type="float" office:value="0" calcext:value-type="float">
            <text:p>0,00</text:p>
          </table:table-cell>
          <table:table-cell table:style-name="ce126" table:formula="of:=(IF(OR(ISNUMBER(SEARCH(&quot;Team&quot;;[.E77]));ISNUMBER(SEARCH(&quot;Max&quot;;[.E77])));[.F77];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1"/>
          <table:table-cell table:style-name="ce54"/>
          <table:table-cell table:style-name="ce112"/>
          <table:table-cell table:style-name="ce119"/>
          <table:table-cell table:style-name="ce52"/>
          <table:table-cell table:style-name="ce126" table:formula="of:=(IF(OR(ISNUMBER(SEARCH(&quot;Team&quot;;[.E78]));ISNUMBER(SEARCH(&quot;Luca&quot;;[.E78])));[.F78];0))*24" office:value-type="float" office:value="0" calcext:value-type="float">
            <text:p>0,00</text:p>
          </table:table-cell>
          <table:table-cell table:style-name="ce126" table:formula="of:=(IF(OR(ISNUMBER(SEARCH(&quot;Team&quot;;[.E78]));ISNUMBER(SEARCH(&quot;Max&quot;;[.E78])));[.F78];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1"/>
          <table:table-cell table:style-name="ce54"/>
          <table:table-cell table:style-name="ce112"/>
          <table:table-cell table:style-name="ce119"/>
          <table:table-cell table:style-name="ce52"/>
          <table:table-cell table:style-name="ce126" table:formula="of:=(IF(OR(ISNUMBER(SEARCH(&quot;Team&quot;;[.E79]));ISNUMBER(SEARCH(&quot;Luca&quot;;[.E79])));[.F79];0))*24" office:value-type="float" office:value="0" calcext:value-type="float">
            <text:p>0,00</text:p>
          </table:table-cell>
          <table:table-cell table:style-name="ce126" table:formula="of:=(IF(OR(ISNUMBER(SEARCH(&quot;Team&quot;;[.E79]));ISNUMBER(SEARCH(&quot;Max&quot;;[.E79])));[.F79];0))*24" office:value-type="float" office:value="0" calcext:value-type="float">
            <text:p>0,00</text:p>
          </table:table-cell>
          <table:table-cell table:number-columns-repeated="3"/>
          <table:table-cell table:style-name="ce52"/>
          <table:table-cell table:style-name="ce6" table:number-columns-repeated="1011"/>
        </table:table-row>
        <table:table-row table:style-name="ro20">
          <table:table-cell table:style-name="Default"/>
          <table:table-cell table:style-name="ce82"/>
          <table:table-cell table:style-name="ce101"/>
          <table:table-cell table:style-name="ce55"/>
          <table:table-cell table:style-name="ce113"/>
          <table:table-cell table:style-name="ce119"/>
          <table:table-cell table:style-name="ce52"/>
          <table:table-cell table:style-name="ce126" table:formula="of:=(IF(OR(ISNUMBER(SEARCH(&quot;Team&quot;;[.E80]));ISNUMBER(SEARCH(&quot;Luca&quot;;[.E80])));[.F80];0))*24" office:value-type="float" office:value="0" calcext:value-type="float">
            <text:p>0,00</text:p>
          </table:table-cell>
          <table:table-cell table:style-name="ce126" table:formula="of:=(IF(OR(ISNUMBER(SEARCH(&quot;Team&quot;;[.E80]));ISNUMBER(SEARCH(&quot;Max&quot;;[.E80])));[.F80];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table-cell table:style-name="Default"/>
          <table:table-cell table:style-name="ce82"/>
          <table:table-cell table:style-name="ce102"/>
          <table:table-cell table:style-name="ce54"/>
          <table:table-cell table:style-name="ce112"/>
          <table:table-cell table:style-name="ce119"/>
          <table:table-cell table:style-name="ce52"/>
          <table:table-cell table:style-name="ce126" table:formula="of:=(IF(OR(ISNUMBER(SEARCH(&quot;Team&quot;;[.E81]));ISNUMBER(SEARCH(&quot;Luca&quot;;[.E81])));[.F81];0))*24" office:value-type="float" office:value="0" calcext:value-type="float">
            <text:p>0,00</text:p>
          </table:table-cell>
          <table:table-cell table:style-name="ce126" table:formula="of:=(IF(OR(ISNUMBER(SEARCH(&quot;Team&quot;;[.E81]));ISNUMBER(SEARCH(&quot;Max&quot;;[.E81])));[.F81];0))*24" office:value-type="float" office:value="0" calcext:value-type="float">
            <text:p>0,00</text:p>
          </table:table-cell>
          <table:table-cell table:number-columns-repeated="3"/>
          <table:table-cell table:style-name="ce52"/>
          <table:table-cell table:style-name="ce6" table:number-columns-repeated="1011"/>
        </table:table-row>
        <table:table-row table:style-name="ro21">
          <table:table-cell table:style-name="Default"/>
          <table:table-cell table:style-name="ce82"/>
          <table:table-cell table:style-name="ce102"/>
          <table:table-cell table:style-name="ce54"/>
          <table:table-cell table:style-name="ce113"/>
          <table:table-cell table:style-name="ce119"/>
          <table:table-cell table:style-name="ce52"/>
          <table:table-cell table:style-name="ce126" table:formula="of:=(IF(OR(ISNUMBER(SEARCH(&quot;Team&quot;;[.E82]));ISNUMBER(SEARCH(&quot;Luca&quot;;[.E82])));[.F82];0))*24" office:value-type="float" office:value="0" calcext:value-type="float">
            <text:p>0,00</text:p>
          </table:table-cell>
          <table:table-cell table:style-name="ce126" table:formula="of:=(IF(OR(ISNUMBER(SEARCH(&quot;Team&quot;;[.E82]));ISNUMBER(SEARCH(&quot;Max&quot;;[.E82])));[.F82];0))*24" office:value-type="float" office:value="0" calcext:value-type="float">
            <text:p>0,00</text:p>
          </table:table-cell>
          <table:table-cell table:number-columns-repeated="3"/>
          <table:table-cell table:style-name="ce52"/>
          <table:table-cell table:style-name="ce6" table:number-columns-repeated="1011"/>
        </table:table-row>
        <table:table-row table:style-name="ro2" table:number-rows-repeated="23">
          <table:table-cell table:style-name="Default"/>
          <table:table-cell table:style-name="ce83"/>
          <table:table-cell table:style-name="ce92"/>
          <table:table-cell table:style-name="ce58"/>
          <table:table-cell table:style-name="ce66" table:number-columns-repeated="2"/>
          <table:table-cell table:style-name="ce115"/>
          <table:table-cell table:style-name="ce75"/>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1">
          <table:table-cell table:style-name="Default"/>
          <table:table-cell table:style-name="ce83"/>
          <table:table-cell table:style-name="ce92"/>
          <table:table-cell table:style-name="ce58"/>
          <table:table-cell table:style-name="ce66" table:number-columns-repeated="2"/>
          <table:table-cell table:style-name="ce115"/>
          <table:table-cell table:style-name="ce38"/>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Default"/>
          <table:table-cell table:style-name="ce83"/>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2"/>
          <table:table-cell table:style-name="ce72"/>
          <table:table-cell table:style-name="ce52"/>
          <table:table-cell table:style-name="ce6" table:number-columns-repeated="1011"/>
        </table:table-row>
        <table:table-row table:style-name="ro2" table:number-rows-repeated="2">
          <table:table-cell table:style-name="Default"/>
          <table:table-cell table:style-name="ce83"/>
          <table:table-cell table:style-name="ce92"/>
          <table:table-cell table:style-name="ce58"/>
          <table:table-cell table:style-name="ce66" table:number-columns-repeated="2"/>
          <table:table-cell table:style-name="ce115"/>
          <table:table-cell table:style-name="ce6"/>
          <table:table-cell table:style-name="ce52"/>
          <table:table-cell table:style-name="ce6" table:number-columns-repeated="3"/>
          <table:table-cell table:style-name="ce52"/>
          <table:table-cell table:style-name="ce6" table:number-columns-repeated="1011"/>
        </table:table-row>
        <table:table-row table:style-name="ro2" table:number-rows-repeated="57">
          <table:table-cell table:style-name="Default"/>
          <table:table-cell table:style-name="ce83"/>
          <table:table-cell table:style-name="ce92"/>
          <table:table-cell table:style-name="ce59"/>
          <table:table-cell table:style-name="ce6" table:number-columns-repeated="2"/>
          <table:table-cell table:style-name="ce116"/>
          <table:table-cell table:style-name="ce6" table:number-columns-repeated="1017"/>
        </table:table-row>
        <table:table-row table:style-name="ro2" table:number-rows-repeated="121">
          <table:table-cell table:style-name="Default"/>
          <table:table-cell table:style-name="ce83"/>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307">
          <table:table-cell table:style-name="ce12"/>
          <table:table-cell table:style-name="ce83"/>
          <table:table-cell table:style-name="ce92"/>
          <table:table-cell table:style-name="ce59"/>
          <table:table-cell table:style-name="ce6" table:number-columns-repeated="2"/>
          <table:table-cell table:style-name="ce117"/>
          <table:table-cell table:style-name="ce6" table:number-columns-repeated="1017"/>
        </table:table-row>
        <table:table-row table:style-name="ro2" table:number-rows-repeated="2">
          <table:table-cell table:style-name="ce12"/>
          <table:table-cell table:style-name="ce83"/>
          <table:table-cell table:style-name="ce92"/>
          <table:table-cell table:style-name="ce59"/>
          <table:table-cell table:style-name="ce6" table:number-columns-repeated="2"/>
          <table:table-cell table:style-name="ce117"/>
          <table:table-cell/>
          <table:table-cell table:style-name="ce6" table:number-columns-repeated="1016"/>
        </table:table-row>
        <table:table-row table:style-name="ro2">
          <table:table-cell table:style-name="ce12"/>
          <table:table-cell table:style-name="ce83"/>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2">
          <table:table-cell table:style-name="ce13"/>
          <table:table-cell table:style-name="ce83"/>
          <table:table-cell table:style-name="ce92"/>
          <table:table-cell table:style-name="ce59"/>
          <table:table-cell table:style-name="ce6" table:number-columns-repeated="2"/>
          <table:table-cell table:style-name="ce117"/>
          <table:table-cell/>
          <table:table-cell table:style-name="ce6"/>
          <table:table-cell table:number-columns-repeated="3"/>
          <table:table-cell table:style-name="ce6" table:number-columns-repeated="1012"/>
        </table:table-row>
        <table:table-row table:style-name="ro23" table:number-rows-repeated="1047956">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3-02">00.00.0000</text:date>, <text:time style:data-style-name="N2" text:time-value="18:31:39.174734817">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meta:initial-creator/>
    <meta:creation-date/>
    <meta:editing-cycles>11</meta:editing-cycles>
    <meta:editing-duration>PT3H52M3S</meta:editing-duration>
    <dc:date>2024-03-02T20:13:37.724654434</dc:date>
    <meta:print-date>2024-02-22T22:53:55.767354030</meta:print-date>
    <meta:printed-by>PDF-Dateien</meta:printed-by>
    <meta:document-statistic meta:table-count="1" meta:cell-count="261" meta:object-count="0"/>
  </office:meta>
</office:document-meta>
</file>